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6.13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0" number:language="it" number:country="IT">
      <number:number number:min-integer-digits="1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13"/>
        <table:table-column table:style-name="co6" table:default-cell-style-name="ce19"/>
        <table:table-column table:style-name="co7" table:visibility="collapse" table:default-cell-style-name="ce19"/>
        <table:table-column table:style-name="co8" table:default-cell-style-name="ce19"/>
        <table:table-column table:style-name="co8" table:visibility="collapse" table:default-cell-style-name="ce19"/>
        <table:table-column table:style-name="co9" table:default-cell-style-name="ce19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/>
          <table:table-cell table:style-name="ce14"/>
          <table:table-cell table:style-name="ce20" table:number-columns-repeated="5"/>
          <table:table-cell table:number-columns-repeated="4"/>
          <table:table-cell table:style-name="ce25" table:number-columns-repeated="1008"/>
          <table:table-cell table:number-columns-repeated="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ce9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ce9" office:value-type="string" calcext:value-type="string">
            <text:p>Costo attuale</text:p>
          </table:table-cell>
          <table:table-cell table:style-name="Default"/>
          <table:table-cell table:style-name="ce9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5"/>
          <table:table-cell table:number-columns-repeated="1014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6" office:value-type="string" calcext:value-type="string">
            <text:p><text:a xlink:href="python://l['min_line'].product_uom_id.name" xlink:type="simple">python://l['min_line'].product_uom_id.name</text:a></text:p>
          </table:table-cell>
          <table:table-cell table:style-name="ce21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23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23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23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5"/>
          <table:table-cell table:number-columns-repeated="1014"/>
        </table:table-row>
        <table:table-row table:style-name="ro4">
          <table:table-cell table:number-columns-repeated="3"/>
          <table:table-cell table:style-name="ce11"/>
          <table:table-cell table:style-name="ce17"/>
          <table:table-cell table:style-name="ce11" table:number-columns-repeated="5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12"/>
          <table:table-cell table:style-name="ce18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H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5"/>
        </table:table-row>
        <table:table-row table:style-name="ro1" table:number-rows-repeated="575">
          <table:table-cell table:number-columns-repeated="3"/>
          <table:table-cell table:style-name="ce11"/>
          <table:table-cell table:style-name="ce17"/>
          <table:table-cell table:style-name="ce11" table:number-columns-repeated="5"/>
          <table:table-cell table:number-columns-repeated="1014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8:46:17.92352761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14:11.191960107</dc:date>
    <meta:editing-duration>PT7H53M53S</meta:editing-duration>
    <meta:editing-cycles>183</meta:editing-cycles>
    <meta:document-statistic meta:table-count="1" meta:cell-count="30" meta:object-count="0"/>
  </office:meta>
</office:document-meta>
</file>